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3.94cm" table:align="center" style:writing-mode="lr-tb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8.334cm"/>
    </style:style>
    <style:style style:name="Table1.D" style:family="table-column">
      <style:table-column-properties style:column-width="2.858cm"/>
    </style:style>
    <style:style style:name="Table1.E" style:family="table-column">
      <style:table-column-properties style:column-width="5.027cm"/>
    </style:style>
    <style:style style:name="Table1.F" style:family="table-column">
      <style:table-column-properties style:column-width="4.069cm"/>
    </style:style>
    <style:style style:name="Table1.A1" style:family="table-cell">
      <style:table-cell-properties style:vertical-align="middle" fo:padding="0.097cm" fo:border="1pt solid #000000"/>
    </style:style>
    <style:style style:name="Table1.A2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8pt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8pt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font-size="8pt" style:font-size-asian="8pt" style:font-size-complex="8pt"/>
    </style:style>
    <style:style style:name="P12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13" style:family="paragraph" style:parent-style-name="Standard" style:master-page-name="Standard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2" style:family="text">
      <style:text-properties fo:color="#000000" style:text-line-through-style="none" style:font-name="Verdana" fo:font-size="8pt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S</text:span><text:span text:style-name="T2"> 192 </text:span><text:span text:style-name="T2">Software</text:span><text:span text:style-name="T2"> </text:span><text:span text:style-name="T2">Engineering</text:span><text:span text:style-name="T2"> </text:span><text:span text:style-name="T2">II</text:span></text:p>
      <text:p text:style-name="P4"><text:span text:style-name="T2">Implementation</text:span><text:span text:style-name="T2"> </text:span><text:span text:style-name="T2">Plan</text:span></text:p>
      <text:p text:style-name="P5"/>
      <text:p text:style-name="P11"/>
      <text:p text:style-name="P4"><text:span text:style-name="T1">In</text:span><text:span text:style-name="T1"> </text:span><text:span text:style-name="T1">this</text:span><text:span text:style-name="T1"> </text:span><text:span text:style-name="T1">sheet</text:span><text:span text:style-name="T1">, </text:span><text:span text:style-name="T1">record</text:span><text:span text:style-name="T1"> </text:span><text:span text:style-name="T1">planned</text:span><text:span text:style-name="T1"> </text:span><text:span text:style-name="T1">activities</text:span><text:span text:style-name="T1"> </text:span><text:span text:style-name="T1">for</text:span><text:span text:style-name="T1"> </text:span><text:span text:style-name="T1">the</text:span><text:span text:style-name="T1"> </text:span><text:span text:style-name="T1">sprint</text:span><text:span text:style-name="T1">. <text:s/></text:span><text:span text:style-name="T1">This</text:span><text:span text:style-name="T1"> </text:span><text:span text:style-name="T1">should</text:span><text:span text:style-name="T1"> </text:span><text:span text:style-name="T1">be</text:span><text:span text:style-name="T1"> </text:span><text:span text:style-name="T1">updated</text:span><text:span text:style-name="T1"> </text:span><text:span text:style-name="T1">per</text:span><text:span text:style-name="T1"> </text:span><text:span text:style-name="T1">sprint</text:span><text:span text:style-name="T1"> </text:span><text:span text:style-name="T1">and</text:span><text:span text:style-name="T1"> </text:span><text:span text:style-name="T1">submitted</text:span><text:span text:style-name="T1"> </text:span><text:span text:style-name="T1">to</text:span><text:span text:style-name="T1"> </text:span><text:span text:style-name="T1">the</text:span><text:span text:style-name="T1"> </text:span><text:span text:style-name="T1">instructor</text:span><text:span text:style-name="T1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<text:span text:style-name="T2">Sprint</text:span><text:span text:style-name="T2"> </text:span><text:span text:style-name="T2">No</text:span><text:span text:style-name="T2">.</text:span>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</table:table-cell>
          <table:table-cell table:style-name="Table1.A1" office:value-type="string">
            <text:p text:style-name="P6">Output</text:p>
          </table:table-cell>
          <table:table-cell table:style-name="Table1.A1" office:value-type="string">
            <text:p text:style-name="P6">Remarks</text:p>
          </table:table-cell>
        </table:table-row>
        <table:table-row>
          <table:table-cell table:style-name="Table1.A2" table:number-rows-spanned="14" office:value-type="string">
            <text:p text:style-name="P8">3</text:p>
          </table:table-cell>
          <table:table-cell table:style-name="Table1.A2" office:value-type="string">
            <text:p text:style-name="P2"><text:span text:style-name="T1">Feb</text:span><text:span text:style-name="T1"> 24, 2016</text:span></text:p>
          </table:table-cell>
          <table:table-cell table:style-name="Table1.A2" office:value-type="string">
            <text:p text:style-name="P1"><text:span text:style-name="T1">Plan</text:span><text:span text:style-name="T1"> </text:span><text:span text:style-name="T1">and</text:span><text:span text:style-name="T1"> </text:span><text:span text:style-name="T1">Prepare</text:span><text:span text:style-name="T1">: </text:span><text:span text:style-name="T1">Sprint</text:span><text:span text:style-name="T1"> </text:span><text:span text:style-name="T1">Review</text:span><text:span text:style-name="T1"> </text:span><text:span text:style-name="T1">Checklis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Implementation</text:span><text:span text:style-name="T1"> </text:span><text:span text:style-name="T1">Plan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Homepage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2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Homepage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3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Homepage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Manage</text:span><text:span text:style-name="T1"> </text:span><text:span text:style-name="T1">Own</text:span><text:span text:style-name="T1"> </text:span><text:span text:style-name="T1">Profile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2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Manage</text:span><text:span text:style-name="T1"> </text:span><text:span text:style-name="T1">Own</text:span><text:span text:style-name="T1"> </text:span><text:span text:style-name="T1">Profile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3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Manage</text:span><text:span text:style-name="T1"> </text:span><text:span text:style-name="T1">Own</text:span><text:span text:style-name="T1"> </text:span><text:span text:style-name="T1">Profile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Search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2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Search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3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Search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Sync</text:span><text:span text:style-name="T1"> </text:span><text:span text:style-name="T1">Database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Feb</text:span><text:span text:style-name="T1"> 26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Consult</text:span><text:span text:style-name="T1"> </text:span><text:span text:style-name="T1">with</text:span><text:span text:style-name="T1"> </text:span><text:span text:style-name="T1">Clien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4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view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view</text:span><text:span text:style-name="T1"> </text:span><text:span text:style-name="T1">Documen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4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trospec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trospect</text:span><text:span text:style-name="T1"> </text:span><text:span text:style-name="T1">Document</text:span></text:p>
          </table:table-cell>
          <table:table-cell table:style-name="Table1.A2" office:value-type="string">
            <text:p text:style-name="P1"><text:span text:style-name="T1">Link</text:span><text:span text:style-name="T1"> </text:span><text:span text:style-name="T1">to</text:span><text:span text:style-name="T1"> </text:span><text:span text:style-name="T1">Sprint</text:span><text:span text:style-name="T1"> </text:span><text:span text:style-name="T1">Release</text:span><text:span text:style-name="T1"> </text:span><text:span text:style-name="T1">Codes</text:span><text:span text:style-name="T1"> </text:span><text:span text:style-name="T1">in</text:span><text:span text:style-name="T1"> </text:span><text:span text:style-name="T1">GitHub</text:span></text:p>
          </table:table-cell>
        </table:table-row>
        <table:table-row>
          <table:table-cell table:style-name="Table1.A2" table:number-rows-spanned="10" office:value-type="string">
            <text:p text:style-name="P8">4</text:p>
          </table:table-cell>
          <table:table-cell table:style-name="Table1.A2" office:value-type="string">
            <text:p text:style-name="P2"><text:span text:style-name="T1">Mar</text:span><text:span text:style-name="T1"> 9, 2016</text:span></text:p>
          </table:table-cell>
          <table:table-cell table:style-name="Table1.A2" office:value-type="string">
            <text:p text:style-name="P1"><text:span text:style-name="T1">Plan</text:span><text:span text:style-name="T1"> </text:span><text:span text:style-name="T1">and</text:span><text:span text:style-name="T1"> </text:span><text:span text:style-name="T1">Prepare</text:span><text:span text:style-name="T1">: </text:span><text:span text:style-name="T1">Sprint</text:span><text:span text:style-name="T1"> </text:span><text:span text:style-name="T1">Review</text:span><text:span text:style-name="T1"> </text:span><text:span text:style-name="T1">Checklis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Implementation</text:span><text:span text:style-name="T1"> </text:span><text:span text:style-name="T1">Plan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5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View</text:span><text:span text:style-name="T1"> </text:span><text:span text:style-name="T1">Other</text:span><text:span text:style-name="T1"> </text:span><text:span text:style-name="T1">Profile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6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View</text:span><text:span text:style-name="T1"> </text:span><text:span text:style-name="T1">Other</text:span><text:span text:style-name="T1"> </text:span><text:span text:style-name="T1">Profile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7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View</text:span><text:span text:style-name="T1"> </text:span><text:span text:style-name="T1">Other</text:span><text:span text:style-name="T1"> </text:span><text:span text:style-name="T1">Profile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5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Terminate</text:span><text:span text:style-name="T1"> </text:span><text:span text:style-name="T1">Accou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6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Terminate</text:span><text:span text:style-name="T1"> </text:span><text:span text:style-name="T1">Accou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7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Terminate</text:span><text:span text:style-name="T1"> </text:span><text:span text:style-name="T1">Accou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1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Consult</text:span><text:span text:style-name="T1"> </text:span><text:span text:style-name="T1">with</text:span><text:span text:style-name="T1"> </text:span><text:span text:style-name="T1">Clien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8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view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view</text:span><text:span text:style-name="T1"> </text:span><text:span text:style-name="T1">Documen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Mar</text:span><text:span text:style-name="T1"> 18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trospec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trospect</text:span><text:span text:style-name="T1"> </text:span><text:span text:style-name="T1">Document</text:span></text:p>
          </table:table-cell>
          <table:table-cell table:style-name="Table1.A2" office:value-type="string">
            <text:p text:style-name="P1"><text:span text:style-name="T1">Link</text:span><text:span text:style-name="T1"> </text:span><text:span text:style-name="T1">to</text:span><text:span text:style-name="T1"> </text:span><text:span text:style-name="T1">Sprint</text:span><text:span text:style-name="T1"> </text:span><text:span text:style-name="T1">Release</text:span><text:span text:style-name="T1"> </text:span><text:span text:style-name="T1">Codes</text:span><text:span text:style-name="T1"> </text:span><text:span text:style-name="T1">in</text:span><text:span text:style-name="T1"> </text:span><text:span text:style-name="T1">GitHub</text:span></text:p>
          </table:table-cell>
        </table:table-row>
        <table:table-row>
          <table:table-cell table:style-name="Table1.A2" table:number-rows-spanned="16" office:value-type="string">
            <text:p text:style-name="P8">5</text:p>
          </table:table-cell>
          <table:table-cell table:style-name="Table1.A2" office:value-type="string">
            <text:p text:style-name="P2"><text:span text:style-name="T1">April</text:span><text:span text:style-name="T1"> 6, 2016</text:span></text:p>
          </table:table-cell>
          <table:table-cell table:style-name="Table1.A2" office:value-type="string">
            <text:p text:style-name="P1"><text:span text:style-name="T1">Plan</text:span><text:span text:style-name="T1"> </text:span><text:span text:style-name="T1">and</text:span><text:span text:style-name="T1"> </text:span><text:span text:style-name="T1">Prepare</text:span><text:span text:style-name="T1">: </text:span><text:span text:style-name="T1">Sprint</text:span><text:span text:style-name="T1"> </text:span><text:span text:style-name="T1">Review</text:span><text:span text:style-name="T1"> </text:span><text:span text:style-name="T1">Checklis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Implementation</text:span><text:span text:style-name="T1"> </text:span><text:span text:style-name="T1">Plan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2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View</text:span><text:span text:style-name="T1"> </text:span><text:span text:style-name="T1">Event</text:span><text:span text:style-name="T1"> </text:span><text:span text:style-name="T1">Stat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3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View</text:span><text:span text:style-name="T1"> </text:span><text:span text:style-name="T1">Event</text:span><text:span text:style-name="T1"> </text:span><text:span text:style-name="T1">Stat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4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View</text:span><text:span text:style-name="T1"> </text:span><text:span text:style-name="T1">Event</text:span><text:span text:style-name="T1"> </text:span><text:span text:style-name="T1">Stat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2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Collect</text:span><text:span text:style-name="T1"> </text:span><text:span text:style-name="T1">User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3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Collect</text:span><text:span text:style-name="T1"> </text:span><text:span text:style-name="T1">User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4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Collect</text:span><text:span text:style-name="T1"> </text:span><text:span text:style-name="T1">User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2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Submit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3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Submit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4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Submit</text:span><text:span text:style-name="T1"> </text:span><text:span text:style-name="T1">Feedback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2, 2016</text:span></text:p>
          </table:table-cell>
          <table:table-cell table:style-name="Table1.A2" office:value-type="string">
            <text:p text:style-name="P1"><text:span text:style-name="T1">Code</text:span><text:span text:style-name="T1">: </text:span><text:span text:style-name="T1">Flag</text:span><text:span text:style-name="T1"> </text:span><text:span text:style-name="T1">Eve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ource</text:span><text:span text:style-name="T1"> </text:span><text:span text:style-name="T1">Code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3, 2016</text:span></text:p>
          </table:table-cell>
          <table:table-cell table:style-name="Table1.A2" office:value-type="string">
            <text:p text:style-name="P1"><text:span text:style-name="T1">Test</text:span><text:span text:style-name="T1">: </text:span><text:span text:style-name="T1">Flag</text:span><text:span text:style-name="T1"> </text:span><text:span text:style-name="T1">Eve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Test</text:span><text:span text:style-name="T1"> </text:span><text:span text:style-name="T1">Scorecard</text:span><text:span text:style-name="T1"> </text:span><text:span text:style-name="T1">Result</text:span></text:p>
          </table:table-cell>
          <table:table-cell table:style-name="Table1.A2" office:value-type="string">
            <text:p text:style-name="P1"><text:span text:style-name="T1">Use</text:span><text:span text:style-name="T1"> </text:span><text:span text:style-name="T1">Test</text:span><text:span text:style-name="T1"> </text:span><text:span text:style-name="T1">Scoreboard</text:span><text:span text:style-name="T1"> </text:span><text:span text:style-name="T1">in</text:span><text:span text:style-name="T1"> </text:span><text:span text:style-name="T1">CS</text:span><text:span text:style-name="T1"> 191</text:span></text:p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4, 2016</text:span></text:p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: </text:span><text:span text:style-name="T1">Flag</text:span><text:span text:style-name="T1"> </text:span><text:span text:style-name="T1">Events</text:span><text:span text:style-name="T1"> </text:span><text:span text:style-name="T1">Functionality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Code</text:span><text:span text:style-name="T1"> </text:span><text:span text:style-name="T1">Review</text:span><text:span text:style-name="T1"> </text:span><text:span text:style-name="T1">Resul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8, 2016</text:span></text:p>
          </table:table-cell>
          <table:table-cell table:style-name="Table1.A2" office:value-type="string">
            <text:p text:style-name="P1"><text:span text:style-name="T1">Miscellaneous</text:span><text:span text:style-name="T1">: </text:span><text:span text:style-name="T1">Consult</text:span><text:span text:style-name="T1"> </text:span><text:span text:style-name="T1">with</text:span><text:span text:style-name="T1"> </text:span><text:span text:style-name="T1">Clien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5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view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view</text:span><text:span text:style-name="T1"> </text:span><text:span text:style-name="T1">Document</text:span></text:p>
          </table:table-cell>
          <table:table-cell table:style-name="Table1.A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"><text:span text:style-name="T1">April</text:span><text:span text:style-name="T1"> 15, 2016</text:span></text:p>
          </table:table-cell>
          <table:table-cell table:style-name="Table1.A2" office:value-type="string">
            <text:p text:style-name="P1"><text:span text:style-name="T1">Prepare</text:span><text:span text:style-name="T1">: </text:span><text:span text:style-name="T1">Sprint</text:span><text:span text:style-name="T1"> </text:span><text:span text:style-name="T1">Retrospec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><text:span text:style-name="T1">Sprint</text:span><text:span text:style-name="T1"> </text:span><text:span text:style-name="T1">Retrospect</text:span><text:span text:style-name="T1"> </text:span><text:span text:style-name="T1">Document</text:span></text:p>
          </table:table-cell>
          <table:table-cell table:style-name="Table1.A2" office:value-type="string">
            <text:p text:style-name="P1"><text:span text:style-name="T1">Link</text:span><text:span text:style-name="T1"> </text:span><text:span text:style-name="T1">to</text:span><text:span text:style-name="T1"> </text:span><text:span text:style-name="T1">Sprint</text:span><text:span text:style-name="T1"> </text:span><text:span text:style-name="T1">Release</text:span><text:span text:style-name="T1"> </text:span><text:span text:style-name="T1">Codes</text:span><text:span text:style-name="T1"> </text:span><text:span text:style-name="T1">in</text:span><text:span text:style-name="T1"> </text:span><text:span text:style-name="T1">GitHub</text:span></text:p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MT1" style:family="text">
      <style:text-properties fo:color="#000000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page-layout style:name="Mpm1">
      <style:page-layout-properties fo:page-width="27.94cm" fo:page-height="21.59cm" style:num-format="1" style:print-orientation="portrait" fo:margin-top="2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csolamo</text:span><text:span text:style-name="MT1">:2</text:span><text:span text:style-name="MT1">nd</text:span><text:span text:style-name="MT1"> </text:span><text:span text:style-name="MT1">AY</text:span><text:span text:style-name="MT1"> 2015-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Jacob Torres</dc:creator>
    <meta:editing-cycles>2</meta:editing-cycles>
    <dc:date>2016-02-24T23:06:20</dc:date>
    <meta:editing-duration>P0D</meta:editing-duration>
    <meta:document-statistic meta:table-count="1" meta:image-count="0" meta:object-count="0" meta:page-count="3" meta:paragraph-count="141" meta:word-count="505" meta:character-count="3168" meta:non-whitespace-character-count="2803"/>
  </office:meta>
</office:document-meta>
</file>